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none" fo:border-right="none" fo:border-top="2.25pt dashed #000000" fo:border-bottom="2.25pt dashed #000000"/>
    </style:style>
    <style:style style:name="Table1.A2" style:family="table-cell">
      <style:table-cell-properties style:vertical-align="" fo:padding="0.0694in" fo:border-left="none" fo:border-right="none" fo:border-top="2.25pt dashed #000000" fo:border-bottom="1pt solid #000000"/>
    </style:style>
    <style:style style:name="Table1.A3" style:family="table-cell">
      <style:table-cell-properties style:vertical-align="" fo:padding="0.0694in" fo:border-left="none" fo:border-right="none" fo:border-top="1pt solid #000000" fo:border-bottom="1pt solid #000000"/>
    </style:style>
    <style:style style:name="Table2" style:family="table">
      <style:table-properties style:width="6.2604in" fo:margin-left="-0.0104in" fo:margin-top="0in" fo:margin-bottom="0in" table:align="left"/>
    </style:style>
    <style:style style:name="Table2.A" style:family="table-column">
      <style:table-column-properties style:column-width="2.0931in"/>
    </style:style>
    <style:style style:name="Table2.B" style:family="table-column">
      <style:table-column-properties style:column-width="2.0833in"/>
    </style:style>
    <style:style style:name="Table2.C" style:family="table-column">
      <style:table-column-properties style:column-width="2.0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none" fo:border-right="none" fo:border-top="2.25pt dashed #000000" fo:border-bottom="2.25pt dashed #000000"/>
    </style:style>
    <style:style style:name="Table2.A2" style:family="table-cell">
      <style:table-cell-properties style:vertical-align="" fo:padding="0.0694in" fo:border-left="none" fo:border-right="none" fo:border-top="2.25pt dashed #000000" fo:border-bottom="1pt solid #000000"/>
    </style:style>
    <style:style style:name="Table2.A3" style:family="table-cell">
      <style:table-cell-properties style:vertical-align="" fo:padding="0.0694in" fo:border-left="none" fo:border-right="none" fo:border-top="1pt solid #000000" fo:border-bottom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.3929in" fo:margin-right="0in" fo:text-indent="0in" style:auto-text-indent="false"/>
    </style:style>
    <style:style style:name="P10" style:family="paragraph" style:parent-style-name="Standard">
      <style:paragraph-properties fo:margin-left="0.3929in" fo:margin-right="0in" fo:text-align="start" style:justify-single-word="false" fo:text-indent="0in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Dispositivos utilizados: </text:span></text:p>
      <text:p text:style-name="Standard">Leds : D6, D5</text:p>
      <text:p text:style-name="Standard">Pulsadores: S3, S4, S6</text:p>
      <text:p text:style-name="Standard">Temporizador: T7</text:p>
      <text:p text:style-name="Standard"/>
      <text:p text:style-name="Standard"><text:span text:style-name="T2">Sincronización de los dispositivos (encuesta/interrupción):</text:span></text:p>
      <text:p text:style-name="Standard">Pulsadores S3, S4, S6: se gestionan por interrupción.</text:p>
      <text:p text:style-name="Standard">Temporizador T7: se gestiona por interrupción.</text:p>
      <text:p text:style-name="Standard"/>
      <text:p text:style-name="Standard"><text:span text:style-name="T2">Funciones que llama el programa principal (nombre y funcionamiento):</text:span>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<text:span text:style-name="T3">Nombre Función</text:span></text:p>
          </table:table-cell>
          <table:table-cell table:style-name="Table1.A1" office:value-type="string">
            <text:p text:style-name="P6"><text:span text:style-name="T3">Descripción</text:span></text:p>
          </table:table-cell>
          <table:table-cell table:style-name="Table1.A1" office:value-type="string">
            <text:p text:style-name="P6"><text:span text:style-name="T3">Localizació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inic_leds</text:span></text:p>
          </table:table-cell>
          <table:table-cell table:style-name="Table1.A2" office:value-type="string">
            <text:p text:style-name="Standard"><text:span text:style-name="T4">Inicializa los <text:s/>pines de todos los leds como salida (TRIS=0).</text:span></text:p>
          </table:table-cell>
          <table:table-cell table:style-name="Table1.A2" office:value-type="string">
            <text:p text:style-name="P2"><text:s/>GPIO.c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4">inic_pulsadores</text:span></text:p>
          </table:table-cell>
          <table:table-cell table:style-name="Table1.A3" office:value-type="string">
            <text:p text:style-name="Standard"><text:span text:style-name="T4">Inicializa los pines de los pulsadores S3,S4 y S6 como entrada (TRIS=1).</text:span></text:p>
          </table:table-cell>
          <table:table-cell table:style-name="Table1.A3" office:value-type="string">
            <text:p text:style-name="P10"><text:s text:c="9"/>GPIO.c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4">inic_CN</text:span></text:p>
          </table:table-cell>
          <table:table-cell table:style-name="Table1.A3" office:value-type="string">
            <text:p text:style-name="Standard"><text:span text:style-name="T4">Inicializa el módulo CN para que los pulsadores <text:s/>S3 ,S4 <text:s/>y S6 se gestionen por interrupción.</text:span></text:p>
          </table:table-cell>
          <table:table-cell table:style-name="Table1.A3" office:value-type="string">
            <text:p text:style-name="P2">CN.c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4">inic_Timer7</text:span></text:p>
          </table:table-cell>
          <table:table-cell table:style-name="Table1.A3" office:value-type="string">
            <text:p text:style-name="Standard"><text:span text:style-name="T4">Inicializa los valores necesarios para el correcto funcionamiento del TIMER(</text:span></text:p>
            <text:p text:style-name="P7"><text:span text:style-name="T4">Periodo a 50000; Prescaler a 1:8; Se deshabilita el modo GATE y se pone en marcha el temporizador).</text:span></text:p>
            <text:p text:style-name="P8"/>
          </table:table-cell>
          <table:table-cell table:style-name="Table1.A3" office:value-type="string">
            <text:p text:style-name="P2"><text:s/>timers.c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4">inic_crono</text:span></text:p>
          </table:table-cell>
          <table:table-cell table:style-name="Table1.A3" office:value-type="string">
            <text:p text:style-name="P7"><text:span text:style-name="T4">Inicializa las variables usadas para los</text:span></text:p>
            <text:p text:style-name="P7"><text:span text:style-name="T4">milisegundos, decisegundos, segundos y</text:span></text:p>
            <text:p text:style-name="P7"><text:span text:style-name="T4">minutos a 0.</text:span></text:p>
            <text:p text:style-name="P8"/>
          </table:table-cell>
          <table:table-cell table:style-name="Table1.A3" office:value-type="string">
            <text:p text:style-name="P2"><text:s/>timers.c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4">cronometro</text:span></text:p>
          </table:table-cell>
          <table:table-cell table:style-name="Table1.A3" office:value-type="string">
            <text:p text:style-name="Standard"><text:span text:style-name="T4">Actualiza <text:s/>el valor de las variables inicializadas en inic_crono. Para que se note este cambio visualmente se conmutan dos LEDs, uno cada vez que se cuente 1 décima de segundo y otro cuando se llega al segundo.</text:span></text:p>
            <text:p text:style-name="P3"/>
          </table:table-cell>
          <table:table-cell table:style-name="Table1.A3" office:value-type="string">
            <text:p text:style-name="P2"><text:s/>timers.c</text:p>
          </table:table-cell>
        </table:table-row>
      </table:table>
      <text:p text:style-name="P1"/>
      <text:p text:style-name="Standard"/>
      <text:p text:style-name="Standard"/>
      <text:p text:style-name="Standard"><text:span text:style-name="T2">Otras funciones importantes (no se les llama desde el main):</text:span></text:p>
      <text:p text:style-name="Standard">En este caso no hay más funciones</text:p>
      <text:p text:style-name="Standard"/>
      <text:p text:style-name="Standard"><text:span text:style-name="T2">RUTINAS DE ATENCIÓN:</text:span></text:p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3">Dispositivo</text:span></text:p>
          </table:table-cell>
          <table:table-cell table:style-name="Table2.A1" office:value-type="string">
            <text:p text:style-name="P5"><text:span text:style-name="T3">Descripción</text:span></text:p>
          </table:table-cell>
          <table:table-cell table:style-name="Table2.A1" office:value-type="string">
            <text:p text:style-name="P5"><text:span text:style-name="T3">Localización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4"><text:s/></text:span><text:span text:style-name="T5">Módulo CN</text:span></text:p>
          </table:table-cell>
          <table:table-cell table:style-name="Table2.A2" office:value-type="string">
            <text:p text:style-name="Standard"><text:span text:style-name="T4">Comprueba el pulsador S3, y si está pulsado,el programa iniciará y en consecuencia el TIMER7 se pone en marcha.Comprueba el pulsador S4, y si está pulsado, resetea los valores a 0 y apaga todos los LEDs.</text:span></text:p>
            <text:p text:style-name="Standard"><text:span text:style-name="T4">Comprueba el pulsador S6, y si está pulsado, el TIMER7 pasa de encendido a apagado, o de apagado a encendido.</text:span></text:p>
          </table:table-cell>
          <table:table-cell table:style-name="Table2.A2" office:value-type="string">
            <text:p text:style-name="P2"><text:span text:style-name="T4"><text:s text:c="2"/></text:span><text:span text:style-name="T5">CN.c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5">Módulo T7</text:span></text:p>
          </table:table-cell>
          <table:table-cell table:style-name="Table2.A3" office:value-type="string">
            <text:p text:style-name="Standard"><text:span text:style-name="T4">Comprueba el flag del temporizador T7 que</text:span></text:p>
            <text:p text:style-name="Standard"><text:span text:style-name="T4">interrumpe cada 10ms para sumar 10 a la variable que contabiliza los milisegundos y reinicia el flag.</text:span></text:p>
            <text:p text:style-name="P4"/>
          </table:table-cell>
          <table:table-cell table:style-name="Table2.A3" office:value-type="string">
            <text:p text:style-name="P9"><text:span text:style-name="T4"><text:s text:c="7"/></text:span><text:span text:style-name="T5"><text:s text:c="2"/>timers.c</text:span></text:p>
          </table:table-cell>
        </table:table-row>
      </table:table>
      <text:p text:style-name="P1"/>
      <text:p text:style-name="Standard"/>
      <text:p text:style-name="Standard"/>
      <text:p text:style-name="Standard"><text:span text:style-name="T2">FUNCIONAMIENTO GENERAL (verificado en las pruebas):</text:span></text:p>
      <text:p text:style-name="P1"/>
      <text:p text:style-name="Standard">Tras hacer las inicializaciones del oscilador, los leds requeridos, las variables</text:p>
      <text:p text:style-name="Standard">usadas para el tiempo, los pulsadores y el timer necesario para la buena ejecución</text:p>
      <text:p text:style-name="Standard">del programa, entramos en un bucle el cual va a esperar a que el pulsador S3 se</text:p>
      <text:p text:style-name="Standard">pulse. Una vez pulsado entrará en un bucle que va contando el tiempo. Usamos 2</text:p>
      <text:p text:style-name="Standard">leds para visualizar los cambios en en las diferentes unidades de tiempo: led D5</text:p>
      <text:p text:style-name="Standard">para la variable de las décimas de segundo, led D6 para los segundos . El timer interrumpe cada 10ms en consecuencia se incrementa la variable milisegundos(<text:span text:style-name="T3">mili</text:span>) en 10 unidades cuando esta variable llega a 100 incrementamos en una unidad la variable de décimas de segundo(<text:span text:style-name="T3">deci</text:span>) <text:s/>y reseteamos la variable mili, a su vez cuando la variable deci contabilice 10 incrementamos en una unidad la variable de segundos(<text:span text:style-name="T3">seg</text:span>) y reseteamos la variable deci, cuando esta variable contabiliza 60 se incrementa en una unidad la variable de minutos (<text:span text:style-name="T3">min</text:span>) y se resetea la variable seg. Para ver el cambio en las unidades de décimas de segundo y segundo se conmutarán los LEDs anteriormente mencionados. Los pulsadores S6 y S4 también se tratan por interrupción. En caso de pulsar S6 el contador para y dejará de sumar hasta que se vuelva a pulsar. En cambio, cuando se pulsa el pulsador S4 reiniciará el contador y empezará de 0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2pt" fo:font-weight="bold" style:font-size-asian="12pt" style:font-weight-asian="bold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Autores: Alejandro Martín, Asier Septién, Garantigui Coulibal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54" meta:word-count="520" meta:character-count="3222" meta:non-whitespace-character-count="2725"/>
    <meta:generator>LibreOfficeDev/6.0.5.2$Linux_X86_64 LibreOffice_project/</meta:generator>
  </office:meta>
</office:document-meta>
</file>